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</office:font-face-decls>
  <office:automatic-styles>
    <style:style style:name="P1" style:family="paragraph" style:parent-style-name="Standard">
      <style:text-properties officeooo:rsid="0018f30d" officeooo:paragraph-rsid="0018f30d"/>
    </style:style>
    <style:style style:name="P2" style:family="paragraph" style:parent-style-name="Standard">
      <style:text-properties fo:color="#000000" style:font-name="Helvetica" officeooo:rsid="0018f30d" officeooo:paragraph-rsid="00193272" style:font-name-complex="Helvetica1"/>
    </style:style>
    <style:style style:name="P3" style:family="paragraph" style:parent-style-name="Standard">
      <style:text-properties fo:color="#000000" style:font-name="Helvetica" officeooo:paragraph-rsid="00193272" style:font-name-complex="Helvetica1"/>
    </style:style>
    <style:style style:name="P4" style:family="paragraph" style:parent-style-name="Standard">
      <style:text-properties officeooo:paragraph-rsid="00193272"/>
    </style:style>
    <style:style style:name="T1" style:family="text">
      <style:text-properties fo:color="#000000" style:font-name="Helvetica" style:font-name-complex="Helvetica1"/>
    </style:style>
    <style:style style:name="T2" style:family="text">
      <style:text-properties fo:color="#000000" style:font-name="Helvetica" style:text-underline-style="solid" style:text-underline-width="auto" style:text-underline-color="font-color" style:font-name-complex="Helvetica1"/>
    </style:style>
    <style:style style:name="T3" style:family="text">
      <style:text-properties fo:color="#000000" style:font-name="Helvetica" style:text-underline-style="solid" style:text-underline-width="auto" style:text-underline-color="font-color" fo:font-weight="normal" style:font-weight-asian="normal" style:font-name-complex="Helvetica1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dice:</text:p>
      <text:p text:style-name="P1"/>
      <text:p text:style-name="P1">Introducción<text:tab/><text:tab/><text:tab/><text:tab/><text:tab/>Pag2</text:p>
      <text:p text:style-name="P1"/>
      <text:p text:style-name="P1">Problemas del cliente y objetivos<text:tab/><text:tab/>Pag 3</text:p>
      <text:p text:style-name="P1"/>
      <text:p text:style-name="P1">Solución propuesta <text:tab/><text:tab/><text:tab/><text:tab/>Pag 7</text:p>
      <text:p text:style-name="P1"/>
      <text:p text:style-name="P1">Entidades, atributos y relaciones <text:tab/><text:tab/>Pag 22</text:p>
      <text:p text:style-name="P1"/>
      <text:p text:style-name="P1">Diagrama EE/R de la solución <text:tab/><text:tab/>Pag 24</text:p>
      <text:p text:style-name="P1"/>
      <text:p text:style-name="P1">Refinamiento del modelo relacional <text:tab/><text:tab/>Pag 33</text:p>
      <text:p text:style-name="P1"/>
      <text:p text:style-name="P1"/>
      <text:p text:style-name="P1"/>
      <text:p text:style-name="P1"/>
      <text:p text:style-name="P4"><text:span text:style-name="T1">Usuario-Usuario(</text:span><text:span text:style-name="T2">Usuario</text:span><text:span text:style-name="T1">, ID-Usuario, Nombre, Apellido1, Apellido2, Fecha-nacimiento, Sexo, Dirección, Localidad, Provincia, Postal, Telefono-Movil, Facebook, Twitter, Fecha-Alta, Fecha-Baja, VIP, Estado)</text:span></text:p>
      <text:p text:style-name="P3"/>
      <text:p text:style-name="P4"><text:span text:style-name="T1">Establecimiento(</text:span><text:span text:style-name="T2">ID-shop</text:span><text:span text:style-name="T1">, Nombre, Localidad, Provincia, Postal, Telefono, Latitud, Longitud, Fecha-Alta, Fecha-Baja, Estado)</text:span></text:p>
      <text:p text:style-name="P3"/>
      <text:p text:style-name="P4"><text:span text:style-name="T1">Producto-Producto(</text:span><text:span text:style-name="T2">ID-producto</text:span><text:span text:style-name="T1">, Nombre, Descripcion, Detalle, Foto, Coste, Venta, Fecha-Alta, Fecha-Baja, Estado)</text:span></text:p>
      <text:p text:style-name="P3"/>
      <text:p text:style-name="P4"><text:span text:style-name="T1">Oferta-Oferta(</text:span><text:span text:style-name="T2">ID-Serial</text:span><text:span text:style-name="T1">, Nombre, Detalle, Foto, Venta, Fecha-Inicio, Fecha-Alta, Estado)</text:span></text:p>
      <text:p text:style-name="P3"/>
      <text:p text:style-name="P4"><text:span text:style-name="T1">Of-Establecimiento(</text:span><text:span text:style-name="T2">ID-Of.es</text:span><text:span text:style-name="T1">, ID oferta, ID Tienda, Estado)</text:span></text:p>
      <text:p text:style-name="P3"/>
      <text:p text:style-name="P4"><text:span text:style-name="T1">Of-Producto(</text:span><text:span text:style-name="T2">ID-Of.PRO</text:span><text:span text:style-name="T1">, ID oferta, Venta, Estado)</text:span></text:p>
      <text:p text:style-name="P3"/>
      <text:p text:style-name="P4"><text:span text:style-name="T1">Usuario-Producto(</text:span><text:span text:style-name="T2">ID-Of.us</text:span><text:span text:style-name="T1">, ID of.usuario, ID producto, Unidades, Venta)</text:span></text:p>
      <text:p text:style-name="P3"/>
      <text:p text:style-name="P4"><text:span text:style-name="T1">Usuario-Redes(</text:span><text:span text:style-name="T3">ID-Redes</text:span><text:span text:style-name="T1">, ID-Usuario, ID-Oferta, Fecha Acción, Tipo Accion, Seguimiento) 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3T08:54:18.424885779</meta:creation-date>
    <dc:date>2015-01-13T09:12:25.990152638</dc:date>
    <meta:editing-duration>PT2M57S</meta:editing-duration>
    <meta:editing-cycles>1</meta:editing-cycles>
    <meta:document-statistic meta:table-count="0" meta:image-count="0" meta:object-count="0" meta:page-count="1" meta:paragraph-count="15" meta:word-count="106" meta:character-count="1008" meta:non-whitespace-character-count="901"/>
    <meta:generator>LibreOffice/4.2.7.2$Linux_X86_64 LibreOffice_project/420m0$Build-2</meta:generator>
  </office:meta>
</office:document-meta>
</file>